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list-style-name="L1"/>
    <style:style style:name="P10" style:family="paragraph" style:parent-style-name="Standard">
      <style:paragraph-properties fo:text-align="center" style:justify-single-word="false"/>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xtensively used. <text:s/>For example, most NMRA members will not design their own OpenLCB nodes and need to assign node IDs, but assigning a range to every member makes it easy for those who want to, at a cost of only 0.000016 of the total unique identifier space.</text:p>
      <text:p text:style-name="Standard">In these delegated assignments, the lower order byte(s) are self-assigned. The value of zero should be reserved, indicating that a number within the range hasn't been assigned. </text:p>
      <text:p text:style-name="P11">The high byte of each range is different for each type of assignment, making it easy to determine the allocation pattern in use for a particular unique identifier.</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text:soft-page-break/>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6">the</text:span> Standard.</text:p>
      <text:p text:style-name="P11">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p text:style-name="Standard">Non-global IP addresses (called out as specific ranges in the Standard) will require another algorithm. 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actual use of these identifiers <text:span text:style-name="T6">is actually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d to define OpenLCB methods for working with existing locomotive control systems. <text:s/>This section specifies ranges of unique identifiers that are reserved for the purpose of interfacing with locomotive control. <text:s/><text:soft-page-break/>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he 24-bit blocks are slightly scarcer, but there are still almost 2<text:span text:style-name="T7">16</text:span> of them available by using additional values for byte 2. <text:s/>Requests for these blocks should be routinely granted once <text:span text:style-name="T6">the</text:span> requestor has identified himself.</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4"><text:s/>2.1 Introduction<text:tab/>1</text:p>
          <text:p text:style-name="P14"><text:s/>2.2 Intended Use<text:tab/>1</text:p>
          <text:p text:style-name="P14"><text:s/>2.3 References and Context<text:tab/>1</text:p>
          <text:p text:style-name="P14"><text:s/>2.4 Content and Format<text:tab/>1</text:p>
          <text:p text:style-name="P14"><text:s/>2.5 Allocation<text:tab/>1</text:p>
          <text:p text:style-name="P15"><text:s/>2.5.1 Unique identifiers assigned by manufacturers<text:tab/>2</text:p>
          <text:p text:style-name="P15"><text:s/>2.5.2 Unique identifiers assigned by members of organized groups<text:tab/>2</text:p>
          <text:p text:style-name="P15"><text:s/>2.5.3 Unique identifiers assigned by software at run-time<text:tab/>3</text:p>
          <text:p text:style-name="P15"><text:s/>2.5.4 Globally defined unique identifiers<text:tab/>3</text:p>
          <text:p text:style-name="P15"><text:s/>2.5.5 Unique identifiers assigned for use with locomotive control systems<text:tab/>4</text:p>
          <text:p text:style-name="P15"><text:s/>2.5.6 Unique identifier ranges assigned by request<text:tab/>4</text:p>
          <text:p text:style-name="P15"><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0-10-24T15:30:30.99">10/2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0-10-24T15:30:30.99">Oct 24, 2010</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0-10-24T15:30:30.99">10/2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01</meta:editing-cycles>
    <meta:editing-duration>PT14H16M28S</meta:editing-duration>
    <meta:generator>OpenOffice.org/3.2$Unix OpenOffice.org_project/320m18$Build-9502</meta:generator>
    <dc:date>2010-10-24T15:30:31</dc:date>
    <dc:creator>Bob Jacobsen</dc:creator>
    <dc:subject> </dc:subject>
    <meta:document-statistic meta:table-count="1" meta:image-count="1" meta:object-count="0" meta:page-count="5" meta:paragraph-count="63" meta:word-count="1664" meta:character-count="10322"/>
    <meta:user-defined meta:name="Info 1"/>
    <meta:user-defined meta:name="Info 2"/>
    <meta:user-defined meta:name="Info 3"/>
    <meta:user-defined meta:name="Info 4"/>
  </office:meta>
</office:document-meta>
</file>